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 wonder, what kind of stories will you tell? </text:p>
      <text:p text:style-name="Normal">You know, as usual, it depends. It’s deeper than that. We can’t start from the assumption that you will write stories. After all, something became painfully clear: you don’t wake up every day thinking you’d love to write a story. We don’t have that want, that drive, even though I so badly want to have it. </text:p>
      <text:p text:style-name="Normal">But even so, I have a hope that one day we will. </text:p>
      <text:p text:style-name="Normal">In the beginning, I thought that what one truly wants will become known at once, but maybe there’s no love at first sight for us? Or maybe it exists, and I simply haven’t found it. If it exists though, then it’s very strange. I’ve felt all these arrays, these combination of emotions, and I know what actions lead to what kind of emotion, or... No, that’s not what I mean. What I want to say is that, if there was ever such a thing as love at first sight with something I want to do, then it should have already happened. I’ve simply tried so many things. Or rather, I’ve tried all major categories of things to do, and while I haven’t found something that gives me drive, something that makes me want to get up in the morning, I have found the category that resonates the most with my heart. </text:p>
      <text:p text:style-name="Normal">It would seem that I like to create.</text:p>
      <text:p text:style-name="Normal">Imagining, drawing, writing, all of these give me a fuzzy feeling, a genuine feeling. It’s different from that artificial sensation of productivity that doing a homework gives. But, I haven’t felt what I wanted to feel.</text:p>
      <text:p text:style-name="Normal">Ah, that’s a very important point: I know what I’m looking for. I get glimpses of it every once in a while. I know what that feeling is like, and I want it.</text:p>
      <text:p text:style-name="Normal">Right now, things seem very simple to me, and I should just give up this university course that I don’t give a lick about. Unfortunately, my situation won’t allow that. Ah... I should have done it long ago.</text:p>
      <text:p text:style-name="Normal">It’s no use regretting, and more importantly we have to consider some questions: why writing? And why are you sticking with it?</text:p>
      <text:p text:style-name="Normal">I’m sticking with it because I... there’s more to it than just the reasons I gave above. It’s not just hope. There’s also this sunk-cost mentality. I’ve already invested so much in it I don’t want to give up, and even if I do, where do we go then? </text:p>
      <text:p text:style-name="Normal">So this naturally leads me to answer the first question, hm? I’ll give it to you: I chose writing because I already had some experience in it, and I was confident in my skills, or at least my potential. </text:p>
      <text:p text:style-name="Normal">Giving it up would mean not only not knowing where to start, but also having no experience whatsoever in what we’ll start, or in other words: I’ll suck at it. </text:p>
      <text:p text:style-name="Normal"/>
      <text:p text:style-name="Normal">And yet, that’s not all there is to it. I know I want to create. And, there’s something in creating worlds, in creating stories and life that’s just so much fun, I know there is. So, let me believe instead that one day we’ll find that something, let me test out the hypothesis that there isn’t love at first sight, but it takes some effort from my side. I haven’t written extensively at all, after all. Plus, through an unsolicited Statistics homework I know just how far I can go, how much mental stamina I have, and boy do we have a deep pool. </text:p>
      <text:p text:style-name="Normal">Let’s try writing then, but let’s try it for real. There are so many aspects of it, that you could potentially want, that you could love, so let’s try it for real.</text:p>
      <text:p text:style-name="Normal"/>
      <text:p text:style-name="Normal">Wow, that sure is a beautiful background you got us. It’s the most beautiful one yet, and I chose it in light of everything above: it’s a place I want to visit someday. It’s dreamy, but real. </text:p>
      <text:p text:style-name="Normal"/>
      <text:p text:style-name="Normal">Maybe that’s what I like about stories so much, freedom. Truly, what a beautiful image. I want to see it someday, and aurora borealis. </text:p>
      <text:p text:style-name="Normal"/>
      <text:p text:style-name="Normal">So, let’s create. To you, I leave my future. To you, I entrust everything, and it’s because I believe in you. We will meet someday, my dear self, and I think I’ll be grateful to you when we do. Until then...</text:p>
      <text:p text:style-name="Normal"/>
      <text:p text:style-name="Normal"/>
      <text:p text:style-name="Normal"/>
      <text:p text:style-name="Normal"/>
      <text:p text:style-name="Normal"/>
      <text:p text:style-name="Normal">Not all eggs are equal. There are those that are big, and those that are small. There are those that have a tough shell, and those that are fragile. There are those that have a colony to guard them, and there is our egg. The northern coasts are a cold place at all times of the year, and in winter, they’re especially unforgiving. However, they were also rich in all kinds of fish, so seabirds would use them as breeding grounds and, to stave off the cold, they would huddle together in large groups. </text:p>
      <text:p text:style-name="Normal">That was in the past. </text:p>
      <text:p text:style-name="Normal">On the rocky coastline bordering the sea, there stood a lone seabird with its egg as only friend. Her companion was away, fishing for them both, and who knew when he would return. She wouldn’t be lonely for much longer though: under her feathers, the egg was growing restless. Tiny, nearly imperceptible movements made it shake ever so slightly, and at some point, it even tilted sideways. It wasn’t even born yet, and yet it was already clear that the chick would be a very energetic little ball of feathers.</text:p>
      <text:p text:style-name="Normal">Its tiny movements made its mother very excited, and then, a small crack appeared on the surface of the egg. It was minuscule, just like the beak that had made it, and on its own was inconsequential. But that wasn’t enough to discourage the culprit, and more cracks came, and soon they spread over the entire top half of the surface. And then, it broke open. </text:p>
      <text:p text:style-name="Normal">In the most fragile treasure box that nature had created, there stood a small white shape bearing the most precious gift. Forth came life, with everything that it brought with it. But the tiny gift was hungry, and she let her mother know immediately with as many squeaks as she could make. Her mother had nothing she could give her, however, and instead shielded the chick from the cold as best she could. Just then, from above with a cry, a bird landed on the nest: the family was now complete. Whether through parental instinct or by the chance, father bird had come back from fishing, and clearly he’d been successful in his endeavour.</text:p>
      <text:p text:style-name="Normal">And so, the two birds were now three, and the parents were alternating between fishing and staying with the tiny ball of energetic feather. It was a far cry from the colonies of old, but for some time, the northern coasts got a little lively. With this new life came many things, and one of those was hope.</text:p>
      <text:p text:style-name="Normal"/>
      <text:p text:style-name="Normal"/>
      <text:p text:style-name="Normal">I need a place to write so hi.</text:p>
      <text:p text:style-name="Normal">I’m tired. No, it’s... hard to describe. I’m feeling spent. Very much so. My nerves are at their limit. Ah, so that’s it. I could probably muster a lot of energy right now, that’s not an issue, but my nerves are shot. So here I am. Hi. I discovered one thing about writing, about my style: descriptions bore me to death. I can’t stand sitting there trying to describe something. It robs me of all my momentum, but at the same time I don’t want to stop until I’m satisfied. A bad combination, right? A terrible one in fact. Interactions are far more fun. I can make stuff out of that. No, that’s not it. I can live them. The only time I enjoy descriptions is when I actively want to describe a nice place. That’s when it’s fine. In most other situations, nope. Don’t like. </text:p>
      <text:p text:style-name="Normal">So I was thinking. Since I’ll be going over that anyway as an editor rather than a writer, I should just do that. Write whatever that vaguely describes what I want and move on. This reminds me of a passage in The Wonderful Wizard of Oz: when the party enters the Emerald City for the first time, the author describes the place, and I was totally immersed. And you know what the most surprising part was? As I realised that I’d been immersed, I decided to go through the text again, and lo and behold, nothing but simple, easy and quick descriptions there. Now that’s one lesson to learn. The author left everything to my imagination, and I should do as much. I shouldn’t try to force my exact vision of things onto paper, instead, a generic description is fine, and everyone will see their own world. So, the lesson is, I shouldn’t sweat descriptions so much. </text:p>
      <text:p text:style-name="Normal">Oh and by the way, my nerves are shot. I’m down. I’m tired... Hey, let’s see if we can apply this new formula. </text:p>
      <text:p text:style-name="Normal">But before we go I want to talk some more. It’s incredible what writing down things does. If I didn’t do this, I wouldn’t have remembered about that passage in the Wonderful Wizard of Oz. I’d marked it down, but it would have only occurred to me in a similar situation to when I read it. So, thanks again, Es.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m no one. I’m nothing. I’m but one insignificant speck in the universe. Inconsequential. I am just a life like many others. Doomed to repeat insignificant actions. All for the sake of what? Because that’s what I’ll have been told to do. I so hate this thought. I loathe it. I do not want it. I want to be free. </text:p>
      <text:p text:style-name="Normal">It’s okay to be no one and nothing, but it’s not okay to be chained down to do someone’s biddings for the rest of one’s life. I want more. So much more. </text:p>
      <text:p text:style-name="Normal">I realized today just how like everyone else I am. There’s nothing wrong with everyone else, but I grew up hating the thought that I’d end up just like everyone. Working nine to five, then having a break once every blue moon. No. I want so much more freedom. </text:p>
      <text:p text:style-name="Normal">And you know what? Freedom always came at a price. Can you pay it? That’s the question now. It will all depend on your actions. What you do every day, starting from now, can be an action to earn you your freedom. Of course, you can take the easy way out, and end up to be exactly what you’re loathing right now. </text:p>
      <text:p text:style-name="Normal">Freedom has a cost, it comes with sweat and frustration, exhaustion and anger, will you pay it? <text:s text:c="1"/>It’s a hard path, hard to walk. And the worst part of it is: if it becomes too hard for you, it will soften. You will soften it. Maybe without realizing it. And so, you won’t be able to get to where you wanted to go. And so, you wouldn’t be able to pay up. </text:p>
      <text:p text:style-name="Normal">Freedom comes at a steep price. There’s no guarantee you’ll ever become capable of paying for it. But it’s all up to you. It’s your choice. It’s your life. No one will blame you for failing to walk the cold, untraced road. And yet I don’t care. I want it.</text:p>
      <text:p text:style-name="Normal">I have to go and get it. Every move counts. Every step counts. It’s all up to me. </text:p>
      <text:p text:style-name="Normal">One day, if I succeed, they’ll look at me and ask, ‘How the hell did he do that? Did he really pull it off?’. That’s what I want. So, go and get it.</text:p>
      <text:p text:style-name="Normal">Every last move counts. Every last one of them. It either pays up or cashes out. But you can’t pay up at every move, be careful. </text:p>
      <text:p text:style-name="Normal">You’ll need to balance things so that you can move forward for a long time, at a high pace. It’s a hard balance to attain, but we have experience, and we know our past limits, and we know we’ve surpassed them. </text:p>
      <text:p text:style-name="Normal">Every move counts, but that doesn’t mean every step must be a step forward. Know when yo take a break, know when to go back. </text:p>
      <text:p text:style-name="Normal">But still, the hardest part will be twofold: you must first reach that road. Then, you must keep walking it, without morphing it into one that’s too soft and that will lead us astray.</text:p>
      <text:p text:style-name="Normal">You must reach that road, and to do so, you’ll act every day with that in mind. </text:p>
      <text:p text:style-name="Normal">this is our first objective. But do not deceive yourself. Reaching that road takes a long time, a lot of patience. And a lot of effort.</text:p>
      <text:p text:style-name="Normal"/>
      <text:p text:style-name="Normal">The price for freedom is steep. Will you manage to pay i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